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paragraph-properties fo:orphans="2" fo:widows="2"/>
      <style:text-properties style:font-name="Calibri1" fo:language="pl" fo:country="PL"/>
    </style:style>
    <style:style style:name="P13" style:family="paragraph" style:parent-style-name="Text_20_body">
      <style:paragraph-properties fo:margin-left="0cm" fo:margin-right="0cm" fo:orphans="2" fo:widows="2" fo:text-indent="1.251cm" style:auto-text-indent="false"/>
      <style:text-properties style:font-name="Calibri1"/>
    </style:style>
    <style:style style:name="P14" style:family="paragraph" style:parent-style-name="Heading" style:master-page-name="MP0">
      <style:paragraph-properties style:page-number="auto" fo:break-before="page"/>
      <style:text-properties fo:language="pl" fo:country="PL"/>
    </style:style>
    <style:style style:name="P15" style:family="paragraph" style:parent-style-name="Überschrift_20_2">
      <style:text-properties fo:language="pl" fo:country="PL"/>
    </style:style>
    <style:style style:name="P16" style:family="paragraph" style:parent-style-name="Überschrift_20_2">
      <style:text-properties style:font-name="Calibri" fo:language="pl" fo:country="PL"/>
    </style:style>
    <style:style style:name="P17" style:family="paragraph" style:parent-style-name="Dialog" style:list-style-name="L1">
      <style:paragraph-properties fo:orphans="2" fo:widows="2"/>
      <style:text-properties fo:language="pl" fo:country="PL"/>
    </style:style>
    <style:style style:name="P18" style:family="paragraph" style:parent-style-name="Dialog" style:list-style-name="L2">
      <style:text-properties style:font-name="Calibri1"/>
    </style:style>
    <style:style style:name="P19" style:family="paragraph" style:parent-style-name="Dialog" style:list-style-name="L3"/>
    <style:style style:name="P20" style:family="paragraph" style:parent-style-name="Text_20_body">
      <style:text-properties style:font-name="Calibri1"/>
    </style:style>
    <style:style style:name="P21" style:family="paragraph" style:parent-style-name="Text_20_body">
      <style:text-properties style:font-name="Calibri" fo:language="pl" fo:country="PL"/>
    </style:style>
    <style:style style:name="P22" style:family="paragraph" style:parent-style-name="Text_20_body">
      <style:text-properties fo:language="pl" fo:country="PL"/>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
    </style:style>
    <style:style style:name="T10" style:family="text">
      <style:text-properties style:font-name="Calibri" fo:language="pl" fo:country="PL" fo:background-color="transparent"/>
    </style:style>
    <style:style style:name="T11" style:family="text">
      <style:text-properties style:font-name="Calibri" fo:language="pl" fo:country="PL" fo:background-color="#ffff00"/>
    </style:style>
    <style:style style:name="T12" style:family="text">
      <style:text-properties fo:background-color="#ffff00"/>
    </style:style>
    <style:style style:name="T13" style:family="text">
      <style:text-properties style:font-name="Calibri1"/>
    </style:style>
    <style:style style:name="T14" style:family="text">
      <style:text-properties style:font-name="Calibri1"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I, „Pola Chwały”</text:p>
      <text:h text:style-name="P15"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2">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15"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16"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9">Kryczy</text:span><text:span text:style-name="T5">ń</text:span><text:span text:style-name="T9">ski za</text:span><text:span text:style-name="T5">ś</text:span><text:span text:style-name="T9"> za zdrad</text:span><text:span text:style-name="T5">ę</text:span><text:span text:style-name="T9"> Rzeczypospolitej przed s</text:span><text:span text:style-name="T5">ę</text:span><text:span text:style-name="T9">dzi</text:span><text:span text:style-name="T5">ą</text:span><text:span text:style-name="T9"> najwy</text:span><text:span text:style-name="T5">ż</text:span><text:span text:style-name="T9">szym rachunek zdawa</text:span><text:span text:style-name="T5">ł</text:span>.</text:p>
      <text:p text:style-name="P8"/>
      <text:h text:style-name="P16"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9">e plan</text:span><text:span text:style-name="T5">ó</text:span><text:span text:style-name="T9">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1">a</text:span></text:span></text:p>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9">ogrodzcy do wojny z Lachami si</text:span><text:span text:style-name="T5">ę</text:span><text:span text:style-name="T9"> nie kwapili, lecz jeszcze mniej mieli ochot</text:span><text:span text:style-name="T5">ę</text:span><text:span text:style-name="T9"> stawia</text:span><text:span text:style-name="T5">ć</text:span><text:span text:style-name="T9"> czo</text:span><text:span text:style-name="T5">ł</text:span><text:span text:style-name="T9">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9">kowej </text:span>pana Modrzewskiego. Jabłonowski już w nocy wysłał trzy pułki, Bogusza, <text:span text:style-name="T5">Łą</text:span><text:span text:style-name="T9">ckiego i Modrzewskiego w</text:span><text:span text:style-name="T5">ł</text:span><text:span text:style-name="T9">a</text:span><text:span text:style-name="T5">ś</text:span><text:span text:style-name="T9">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0">, a</text:span></text:span><text:span text:style-name="Absatz-Standardschriftart"><text:span text:style-name="T7">ż</text:span></text:span><text:span text:style-name="Absatz-Standardschriftart"><text:span text:style-name="T10"> mu pot zalewa</text:span></text:span><text:span text:style-name="Absatz-Standardschriftart"><text:span text:style-name="T7">ł</text:span></text:span><text:span text:style-name="Absatz-Standardschriftart"><text:span text:style-name="T10"> oczy. I to pomimo mro</text:span></text:span><text:span text:style-name="Absatz-Standardschriftart"><text:span text:style-name="T7">ź</text:span></text:span><text:span text:style-name="Absatz-Standardschriftart"><text:span text:style-name="T10">nego powietrza i </text:span></text:span><text:span text:style-name="Absatz-Standardschriftart"><text:span text:style-name="T7">ś</text:span></text:span><text:span text:style-name="Absatz-Standardschriftart"><text:span text:style-name="T10">niegu, zalegaj</text:span></text:span><text:span text:style-name="Absatz-Standardschriftart"><text:span text:style-name="T7">ą</text:span></text:span><text:span text:style-name="Absatz-Standardschriftart"><text:span text:style-name="T10">cego w ca</text:span></text:span><text:span text:style-name="Absatz-Standardschriftart"><text:span text:style-name="T7">ł</text:span></text:span><text:span text:style-name="Absatz-Standardschriftart"><text:span text:style-name="T10">ej dolinie Dniestru. Dobry mia</text:span></text:span><text:span text:style-name="Absatz-Standardschriftart"><text:span text:style-name="T7">ł</text:span></text:span><text:span text:style-name="Absatz-Standardschriftart"><text:span text:style-name="T10"> widok Peter na t</text:span></text:span><text:span text:style-name="Absatz-Standardschriftart"><text:span text:style-name="T7">ę</text:span></text:span><text:span text:style-name="Absatz-Standardschriftart"><text:span text:style-name="T10">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8">Pana Sieniawskiego <text:span text:style-name="T5">zdumienie</text:span><text:span text:style-name="T9"> ogarn</text:span><text:span text:style-name="T5">ęło</text:span><text:span text:style-name="T9"> na widok oddalaj</text:span><text:span text:style-name="T5">ą</text:span><text:span text:style-name="T9">cych si</text:span><text:span text:style-name="T5">ę</text:span><text:span text:style-name="T9"> w po</text:span><text:span text:style-name="T5">ś</text:span><text:span text:style-name="T9">cigu za Tatarami kawalerzyst</text:span><text:span text:style-name="T5">ó</text:span><text:span text:style-name="T9">w. Nie taki by</text:span><text:span text:style-name="T5">ł</text:span><text:span text:style-name="T9"> plan! Czy tego Jab</text:span><text:span text:style-name="T5">ł</text:span><text:span text:style-name="T9">onowskiego ponios</text:span><text:span text:style-name="T5">ł</text:span><text:span text:style-name="T9">o, czy sam szuka chwa</text:span><text:span text:style-name="T5">ł</text:span><text:span text:style-name="T9">y? Niepodobne to do niego, zwykle przecie</text:span><text:span text:style-name="T5">ż</text:span><text:span text:style-name="T9"> sw</text:span><text:span text:style-name="T5">ą</text:span><text:span text:style-name="T9"> </text:span><text:span text:style-name="T5">żą</text:span><text:span text:style-name="T9">dz</text:span><text:span text:style-name="T5">ę</text:span><text:span text:style-name="T9"> krwi wcale niesarmack</text:span><text:span text:style-name="T5">ą ostrożnością poskramiał. To teraz cała chwała na mnie, gdym tu sam ostał, spadnie.</text:span></text:p>
      <text:p text:style-name="P8"><text:span text:style-name="T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span></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się za okop, wstał i muszkiet nabijać począł, w tym czasie piechur z drugiego szeregu na okop wspiął </text:span><text:soft-page-break/><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2968772240462412212" text:style-name="L1">
        <text:list-header>
          <text:p text:style-name="P17">- To teraz wóz albo przewóz...</text:p>
        </text:list-header>
      </text:list>
      <text:p text:style-name="P12">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9"> historyczna. Wsp</text:span><text:span text:style-name="T5">ół</text:span><text:span text:style-name="T9">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9">ywane jako kr</text:span><text:span text:style-name="T5">ó</text:span><text:span text:style-name="T9">tkie kopie. Prawdziwych kopii husaria w walkach z Turkami nie u</text:span><text:span text:style-name="T5">ż</text:span><text:span text:style-name="T9">ywa</text:span><text:span text:style-name="T5">ł</text:span><text:span text:style-name="T9">a, bowiem turecka piechota nie dysponowa</text:span><text:span text:style-name="T5">ł</text:span><text:span text:style-name="T9">a formacjami pikinier</text:span><text:span text:style-name="T5">ó</text:span><text:span text:style-name="T9">w. Wojsko osma</text:span><text:span text:style-name="T5">ń</text:span><text:span text:style-name="T9">skie polega</text:span><text:span text:style-name="T5">ł</text:span><text:span text:style-name="T9">o bowiem na swej bardzo licznej kawalerii (</text:span><text:span text:style-name="T5">ś</text:span><text:span text:style-name="T9">rednich sipahach i ci</text:span><text:span text:style-name="T5">ęż</text:span><text:span text:style-name="T9">kich, acz nielicznych deli), aby znosi</text:span><text:span text:style-name="T5">ć</text:span><text:span text:style-name="T9"> kawaleri</text:span><text:span text:style-name="T5">ę</text:span><text:span text:style-name="T9"> wroga. To oczywi</text:span><text:span text:style-name="T5">ś</text:span><text:span text:style-name="T9">cie wystarcza</text:span><text:span text:style-name="T5">ł</text:span><text:span text:style-name="T9">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9"> rzek</text:span><text:span text:style-name="T5">ą</text:span><text:span text:style-name="T9">, za</text:span><text:span text:style-name="T5">ś</text:span><text:span text:style-name="T9"> Kapłan Pasza po naradzie z swoimi dowódcami kaza</text:span><text:span text:style-name="T5">ł</text:span><text:span text:style-name="T9"> zaprzestać walki i wycofać swoje zmęczone oddziały do obozu, dla ogrzania się i odpoczynku. Dla wielu tysi</text:span><text:span text:style-name="T5">ę</text:span><text:span text:style-name="T9">cy jego wojak</text:span><text:span text:style-name="T5">ó</text:span><text:span text:style-name="T9">w ten rozkaz przyszed</text:span><text:span text:style-name="T5">ł</text:span><text:span text:style-name="T9">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3">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7669647378523231222" text:style-name="L2">
        <text:list-header>
          <text:p text:style-name="P18">-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text:soft-page-break/></text:p>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a Sieniawskiego, pod Łastawce, dragoni spod Kamieńca. Oprócz nich nadszedł nad pola walk mróz.</text:p>
      <text:p text:style-name="P11">Skończyła się ostatnia warta nocna. Szymon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1">Zaraz tedy cała brygada dragońska Dönnemarka, okutana w koce</text:p>
      <text:p text:style-name="P11"><text:soft-page-break/>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
      <text:p text:style-name="P11">St<text:span text:style-name="T12">arczyński wraca wraz z wojskami Jabłonowskiego.</text:span></text:p>
      <text:p text:style-name="P11">So<text:span text:style-name="T12">bieskiego plan bitw</text:span>y.</text:p>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oft-page-break/><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text:span><text:span text:style-name="T5">żą</text:span>cego<text:span text:style-name="T5"> konia Szymon dzier</text:span><text:span text:style-name="T5">ż</text:span>y<text:span text:style-name="T5">ł</text:span> w zgrabia<text:span text:style-name="T5">ł</text:span>ych d<text:span text:style-name="T5">ł</text:span>oniach samopa<text:span text:style-name="T5">ł</text:span> i patrzy<text:span text:style-name="T5">ł</text:span> w d<text:span text:style-name="T5">ół</text:span>, na tocz<text:span text:style-name="T5">ą</text:span>c<text:span text:style-name="T5">ą</text:span> si<text:span text:style-name="T5">ę</text:span> na prawo od niego w dolinie bitw<text:span text:style-name="T5">ę</text:span>. <text:s/>Ujrza<text:span text:style-name="T5">ł</text:span> jednak pos<text:span text:style-name="T5">ł</text:span>a<text:span text:style-name="T5">ń</text:span>c<text:span text:style-name="T5">a, który w pełnym pędzie przygalopował do dowódcy regimentu, pana Jana Kaszkiela, widział jak równocześnie chorągiew petyhorców, na przedzie stojąca, naprzód rusza. Zaraz też dla dragonów zabrzmiała komenda „Aufsetzen!”. Cały pułk ruszył przed siebie, po prawej stronie pozostawiając kłębowisko głównej bitwy</text:span><text:span text:style-name="T5">. Przed Szymonem petyhorcy przeszli w galop i uderzyli na pstrokato ubranego przeciwnika - Mo</text:span><text:span text:style-name="T5">ł</text:span>dawian<text:span text:style-name="T5">. Kolorowo ubrani je</text:span><text:span text:style-name="T5">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Kaszkiel zaraz kazał dragonom w nową linię się ustawić, zsiąść z koni i i do prowadzenia ognia przygotować się. Szymon począł gorączkowo nabijać samopał.</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text:p>
      <text:p text:style-name="P11">Siedz<text:span text:style-name="T5">ą</text:span>c na koniu w pierwszym szeregu swej chor<text:span text:style-name="T5">ą</text:span>gwi,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14">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oft-page-break/><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text:span text:style-name="T5">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sipahów złamać wroga wreszcie musi?</text:span></text:p>
      <text:p text:style-name="P21">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21"><text:span text:style-name="T5">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span></text:p>
      <text:list xml:id="list2286892031472033483" text:style-name="L3">
        <text:list-item>
          <text:p text:style-name="P19"><text:span text:style-name="T5">Ten atak na naszej prawej powstrzymać trzeba! Inaczej odetną środek!</text:span></text:p>
        </text:list-item>
        <text:list-item>
          <text:p text:style-name="P19"><text:span text:style-name="T5">Nie mamy już czym ich powstrzymać!</text:span></text:p>
        </text:list-item>
        <text:list-item>
          <text:p text:style-name="P19"><text:span text:style-name="T5">Tatarzy kontratakować muszą! Gdzie Selim?</text:span></text:p>
        </text:list-item>
        <text:list-item>
          <text:p text:style-name="P19"><text:span text:style-name="T5">Tatarzy już uszli za Dniestr, powstrzymać zaś giaurów jedynie Żwaniec i nasz wczorajszy obóz może.</text:span></text:p>
        </text:list-item>
        <text:list-item>
          <text:p text:style-name="P19"><text:soft-page-break/><text:span text:style-name="T5">Tak, niech zatem sipahowie Sary Husseina w środku jeszcze chwilę wytrzymają, zaś wszystkich janczarów do obozu pchnąć nam trzeba i do obrony przygotować... a kto tam z naszych w Żwańcu siedzi?</text:span></text:p>
        </text:list-item>
      </text:list>
      <text:p text:style-name="P8">A zatem <text:span text:style-name="T5">Ż</text:span><text:span text:style-name="T9">waniec obsadzonym zostawili, tako</text:span><text:span text:style-name="T5">ż</text:span><text:span text:style-name="T9"> i ob</text:span><text:span text:style-name="T5">ó</text:span><text:span text:style-name="T9">z na naszej lewej, stwierdzi</text:span><text:span text:style-name="T5">ł</text:span><text:span text:style-name="T9"> Sobieski. Jego wojska, ca</text:span><text:span text:style-name="T5">ł</text:span><text:span text:style-name="T9">odzienn</text:span><text:span text:style-name="T5">ą</text:span><text:span text:style-name="T9"> bitw</text:span><text:span text:style-name="T5">ą</text:span><text:span text:style-name="T9"> z przewa</text:span><text:span text:style-name="T5">ż</text:span><text:span text:style-name="T9">aj</text:span><text:span text:style-name="T5">ą</text:span><text:span text:style-name="T9">cym liczebnie przeciwnikiem wyczerpane, acz zwyci</text:span><text:span text:style-name="T5">ę</text:span><text:span text:style-name="T9">sk</text:span><text:span text:style-name="T5">ą</text:span><text:span text:style-name="T9">, pod wrogimi fortalicjami, zatrzyma</text:span><text:span text:style-name="T5">ł</text:span><text:span text:style-name="T9">y si</text:span><text:span text:style-name="T5">ę</text:span><text:span text:style-name="T9">. Nie mia</text:span><text:span text:style-name="T5">ł</text:span><text:span text:style-name="T9">y ju</text:span><text:span text:style-name="T5">ż</text:span><text:span text:style-name="T9"> si</text:span><text:span text:style-name="T5">ł</text:span><text:span text:style-name="T9"> ani ochoty w zapadaj</text:span><text:span text:style-name="T5">ą</text:span><text:span text:style-name="T9">cym zmroku szturm</text:span><text:span text:style-name="T5">ó</text:span><text:span text:style-name="T9">w nieprzygotowanych przeprowadza</text:span><text:span text:style-name="T5">ć. Na przedpolu Żwańca Turek wystawił janczarów gwardii Kapłana Paszy, którzy najmniej z jego wojsk tego dnia użyci najmniej też zdemoralizowani byli. Odparto nawet kilka szarż polskiej jazdy. Szkoda, przez noc Turcy umocnią się, lecz nic się nie da zrobić.</text:span><text:span text:style-name="T9"> Bitwa dogas</text:span><text:span text:style-name="T5">ł</text:span><text:span text:style-name="T9">a.</text:span></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25T13:16:43.18</dc:date>
    <meta:editing-cycles>1008</meta:editing-cycles>
    <meta:editing-duration>PT12H31M35S</meta:editing-duration>
    <meta:document-statistic meta:table-count="0" meta:image-count="0" meta:object-count="0" meta:page-count="25" meta:paragraph-count="216" meta:word-count="12784" meta:character-count="8700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